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10d3b7a8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text-properties officeooo:paragraph-rsid="105ee122"/>
    </style:style>
    <style:style style:name="P91" style:family="paragraph" style:parent-style-name="Standard">
      <style:text-properties officeooo:paragraph-rsid="0f3ae219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Standard">
      <style:text-properties officeooo:paragraph-rsid="10d83c41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style:font-name="Liberation Sans" fo:font-size="12pt" fo:language="en" fo:country="GB" style:font-size-asian="12pt" style:font-size-complex="12pt"/>
    </style:style>
    <style:style style:name="T19" style:family="text">
      <style:text-properties style:font-name="Liberation Sans" fo:font-size="12pt" fo:language="en" fo:country="GB" officeooo:rsid="10783d4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10cf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3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4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font-size="10pt" style:font-size-asian="10pt" style:font-size-complex="10pt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2" style:family="text">
      <style:text-properties fo:language="en" fo:country="GB"/>
    </style:style>
    <style:style style:name="T173" style:family="text">
      <style:text-properties fo:language="en" fo:country="GB" fo:font-weight="bold" style:font-weight-asian="bold" style:font-weight-complex="bold"/>
    </style:style>
    <style:style style:name="T174" style:family="text">
      <style:text-properties fo:language="en" fo:country="GB" fo:font-weight="bold" officeooo:rsid="104d5027" style:font-weight-asian="bold" style:font-weight-complex="bold"/>
    </style:style>
    <style:style style:name="T17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6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7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fo:language="en" fo:country="GB" officeooo:rsid="10555e93" style:font-size-asian="12pt" style:font-size-complex="12pt"/>
    </style:style>
    <style:style style:name="T180" style:family="text">
      <style:text-properties officeooo:rsid="103c421a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officeooo:rsid="1061b5b8"/>
    </style:style>
    <style:style style:name="T183" style:family="text">
      <style:text-properties officeooo:rsid="1069ed98"/>
    </style:style>
    <style:style style:name="T184" style:family="text">
      <style:text-properties officeooo:rsid="106d22f6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5">Checklist for installing </text:span><text:span text:style-name="T135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8"><text:span text:style-name="T193">This </text:span><text:span text:style-name="T199"><text:user-field-get text:name="Distro">Debian</text:user-field-get></text:span><text:span text:style-name="T194"><text:s/></text:span><text:span text:style-name="T198"><text:user-field-get text:name="Version">12</text:user-field-get></text:span><text:span text:style-name="T198"><text:s/>Server</text:span><text:span text:style-name="T193"> from </text:span><text:span text:style-name="T195">June </text:span><text:span text:style-name="T197">11</text:span><text:span text:style-name="T204">th</text:span><text:span text:style-name="T197">,</text:span><text:span text:style-name="T193"> </text:span><text:span text:style-name="T203"><text:user-field-get text:name="Releaseyear">2023</text:user-field-get></text:span><text:span text:style-name="T193"><text:s/>is supported for 5 years until </text:span><text:span text:style-name="T196">June</text:span><text:span text:style-name="T193"> </text:span><text:span text:style-name="T197">30</text:span><text:span text:style-name="T204">th</text:span><text:span text:style-name="T197">, </text:span><text:span text:style-name="T131">202</text:span><text:span text:style-name="T133">8</text:span><text:span text:style-name="T132">.</text:span></text:p></text:note-body></text:note></text:span><text:span text:style-name="T138"><text:s/></text:span><text:span text:style-name="T140">Server</text:span><text:span text:style-name="T139">.</text:span></text:p>
      <text:p text:style-name="P30"><text:span text:style-name="Strong_20_Emphasis"><text:span text:style-name="T71"/></text:span></text:p>
      <text:p text:style-name="P37"><text:span text:style-name="Strong_20_Emphasis"><text:span text:style-name="T109"/></text:span></text:p>
      <text:p text:style-name="P72">Fill in the text box after &lt;...&gt;</text:p>
      <text:p text:style-name="P41"><text:span text:style-name="T175">&lt;user&gt;</text:span><text:span text:style-name="T156"><text:tab/><text:tab/></text:span><text:span text:style-name="T160"> <text:tab/><text:tab/><text:tab/> </text:span><text:span text:style-name="T157"><draw:control text:anchor-type="as-char" svg:y="-0.4cm" draw:z-index="11" draw:name="Gebruiker 1" draw:style-name="gr2" draw:text-style-name="P95" svg:width="6.002cm" svg:height="0.5cm" draw:control="control10"><svg:title>Gebruiker</svg:title><svg:desc>Volledige naam, bijv. Jan Stek</svg:desc></draw:control></text:span><text:span text:style-name="T157"><text:tab/></text:span><text:span text:style-name="T158">e.g.</text:span><text:span text:style-name="T161"> </text:span><text:span text:style-name="T162">Karel Zimmer</text:span></text:p>
      <text:p text:style-name="P75"><text:span text:style-name="T13">&lt;</text:span><text:span text:style-name="T165">user</text:span><text:span text:style-name="T166">n</text:span><text:span text:style-name="T14">a</text:span><text:span text:style-name="T15">me&gt;</text:span><text:span text:style-name="T163"><text:tab/><text:tab/><text:tab/> </text:span><text:span text:style-name="T163"><draw:control text:anchor-type="as-char" svg:y="-0.4cm" draw:z-index="12" draw:name="Gberuikersnaam 2" draw:style-name="gr2" draw:text-style-name="P95" svg:width="6.002cm" svg:height="0.5cm" draw:control="control11"><svg:title>Gebruikersnaam</svg:title><svg:desc>Korte naam, bijv. jan</svg:desc></draw:control></text:span><text:span text:style-name="T163"><text:tab/></text:span><text:span text:style-name="T164">e.g.</text:span><text:span text:style-name="T6"> </text:span><text:span text:style-name="T128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67"><text:tab/> </text:span><text:span text:style-name="T14"><draw:control text:anchor-type="as-char" svg:y="-0.4cm" draw:z-index="13" draw:name="Computernaam 1" draw:style-name="gr2" draw:text-style-name="P95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8"> </text:span><text:span text:style-name="T153">sv</text:span><text:span text:style-name="T154">0</text:span><text:span text:style-name="T155">1</text:span></text:p>
      <text:p text:style-name="P42"><text:span text:style-name="T175">&lt;user</text:span><text:span text:style-name="T145">&gt;</text:span><text:span text:style-name="T150"><text:tab/><text:tab/></text:span><text:span text:style-name="T160"> <text:tab/><text:tab/><text:tab/> </text:span><text:span text:style-name="T157"><draw:control text:anchor-type="as-char" svg:y="-0.4cm" draw:z-index="14" draw:name="Gebruiker 2" draw:style-name="gr2" draw:text-style-name="P95" svg:width="6.002cm" svg:height="0.5cm" draw:control="control13"><svg:title>Gebruiker</svg:title><svg:desc>Volledige naam, bijv. Jan Stek</svg:desc></draw:control></text:span><text:span text:style-name="T157"><text:tab/></text:span><text:span text:style-name="T159">any additional users</text:span></text:p>
      <text:p text:style-name="P75"><text:span text:style-name="T175">&lt;</text:span><text:span text:style-name="T151">user</text:span><text:span text:style-name="T152">n</text:span><text:span text:style-name="T146">a</text:span><text:span text:style-name="T147">me&gt;</text:span><text:span text:style-name="T145"><text:tab/><text:tab/><text:tab/> </text:span><text:span text:style-name="T163"><draw:control text:anchor-type="as-char" svg:y="-0.4cm" draw:z-index="15" draw:name="Gberuikersnaam 1" draw:style-name="gr2" draw:text-style-name="P95" svg:width="6.002cm" svg:height="0.5cm" draw:control="control14"><svg:title>Gebruikersnaam</svg:title><svg:desc>Korte naam, bijv. jan</svg:desc></draw:control></text:span><text:span text:style-name="T163"><text:tab/></text:span><text:span text:style-name="T149">any additional users</text:span></text:p>
      <text:p text:style-name="P73"><text:span text:style-name="T200">r</text:span><text:span text:style-name="T201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41">Not yet on Linux?</text:span></text:span><text:span text:style-name="T120"><text:tab/></text:span><text:span text:style-name="T124">Use</text:span><text:span text:style-name="T121"> </text:span><text:span text:style-name="Strong_20_Emphasis"><text:span text:style-name="T126">Checklist </text:span></text:span><text:span text:style-name="Strong_20_Emphasis"><text:span text:style-name="T127">transfer</text:span></text:span><text:span text:style-name="T121"> o</text:span><text:span text:style-name="T122">n</text:span><text:span text:style-name="T121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23">.</text:span></text:p>
      <text:p text:style-name="P40"><text:span text:style-name="Strong_20_Emphasis"><text:span text:style-name="T93">New installation?</text:span></text:span><text:span text:style-name="T32"><text:tab/><text:tab/></text:span><text:span text:style-name="T50">Start at chapter </text:span><text:span text:style-name="Strong_20_Emphasis"><text:span text:style-name="T94"><text:bookmark-ref text:reference-format="page" text:ref-name="__RefNumPara__4009_12717081281">2</text:bookmark-ref></text:span></text:span><text:span text:style-name="Strong_20_Emphasis"><text:span text:style-name="T94"><text:s text:c="2"/></text:span></text:span><text:span text:style-name="Strong_20_Emphasis"><text:span text:style-name="T94"><text:bookmark-ref text:reference-format="text" text:ref-name="__RefNumPara__4009_12717081281">Perform installation</text:bookmark-ref></text:span></text:span><text:span text:style-name="T33">.</text:span></text:p>
      <text:p text:style-name="P31"/>
      <text:p text:style-name="P38"><text:span text:style-name="Strong_20_Emphasis"><text:span text:style-name="T30"/></text:span></text:p>
      <text:list text:style-name="L1">
        <text:list-item>
          <text:p text:style-name="P84"><text:bookmark-start text:name="__RefNumPara__4083_1271708128"/>Prepar<text:span text:style-name="T182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4">Log in as </text:span><text:span text:style-name="T176">&lt;user&gt;</text:span><text:span text:style-name="T9"><text:note text:id="ftn2" text:note-class="footnote"><text:note-citation>2</text:note-citation><text:note-body><text:p text:style-name="P27"><text:span text:style-name="T78">Login any additional </text:span><text:span text:style-name="T79">users</text:span><text:span text:style-name="T81"> </text:span><text:span text:style-name="T78">and follow the same steps.</text:span></text:p></text:note-body></text:note></text:span><text:span text:style-name="T35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5"><draw:control text:anchor-type="as-char" draw:z-index="16" draw:name="Vorm 6" draw:style-name="gr1" draw:text-style-name="P9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91"><text:span text:style-name="T18">Type the</text:span><text:span text:style-name="T19"> following</text:span><text:span text:style-name="T18"> two commands, each followed by the </text:span><text:span text:style-name="T179">Enter</text:span><text:span text:style-name="T18"> key: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92"><text:span text:style-name="User_20_Entry"><text:span text:style-name="T85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92"><text:span text:style-name="User_20_Entry"><text:span text:style-name="T85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7" draw:name="Vorm4" draw:style-name="gr1" draw:text-style-name="P9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8" draw:name="Vorm 8" draw:style-name="gr1" draw:text-style-name="P94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62"><text:span text:style-name="T38">Type: </text:span><text:span text:style-name="User_20_Entry"><text:span text:style-name="T8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60"><text:span text:style-name="T42">Choose</text:span><text:span text:style-name="T39"> </text:span><text:span text:style-name="Strong_20_Emphasis"><text:span text:style-name="T95">1</text:span></text:span><text:span text:style-name="T39"> Prepar</text:span><text:span text:style-name="T44">e</text:span><text:span text:style-name="T39"> installation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5">Perform installation</text:span></text:span><text:bookmark-end text:name="__RefNumPara__4009_12717081281"/></text:p>
        </text:list-item>
      </text:list>
      <text:p text:style-name="P47"><text:span text:style-name="Strong_20_Emphasis"><text:span text:style-name="T12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94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9">Boot the computer from</text:span><text:span text:style-name="T130"><text:note text:id="ftn3" text:note-class="footnote"><text:note-citation>1</text:note-citation><text:note-body><text:p text:style-name="P74"><text:span text:style-name="T82">Boot menu/Setup via one of the </text:span><text:span text:style-name="T83">f</text:span><text:span text:style-name="T82">requently used keys: </text:span><text:span text:style-name="T105">Esc</text:span><text:span text:style-name="T84">, </text:span><text:span text:style-name="T105">Delete</text:span><text:span text:style-name="T84">, </text:span><text:span text:style-name="T105">F1</text:span><text:span text:style-name="T84">, </text:span><text:span text:style-name="T105">F2</text:span><text:span text:style-name="T84">, </text:span><text:span text:style-name="T105">F9</text:span><text:span text:style-name="T84">, </text:span><text:span text:style-name="T105">F10</text:span><text:span text:style-name="T84">, </text:span><text:span text:style-name="T105">F11</text:span><text:span text:style-name="T84">, or </text:span><text:span text:style-name="T105">F12</text:span></text:p></text:note-body></text:note></text:span><text:span text:style-name="T129"> an </text:span><text:span text:style-name="T111"><text:user-field-get text:name="Distro">Debian</text:user-field-get></text:span><text:span text:style-name="T112"><text:s/></text:span><text:span text:style-name="T112"><text:user-field-get text:name="Version">12</text:user-field-get></text:span><text:span text:style-name="T113"><text:s/></text:span><text:span text:style-name="T119">Server</text:span><text:span text:style-name="T115"> </text:span><text:span text:style-name="T117">Live</text:span><text:span text:style-name="T70"><text:note text:id="ftn4" text:note-class="footnote"><text:note-citation>2</text:note-citation><text:note-body><text:p text:style-name="P3"><text:span text:style-name="T168">From a Live USB stick you can boot and work with </text:span><text:span text:style-name="T134"><text:user-field-get text:name="Distro">Debian</text:user-field-get></text:span><text:span text:style-name="T134"><text:s/></text:span><text:span text:style-name="T168">without modifying any files on the hard drive and also allows installation of </text:span><text:span text:style-name="T134"><text:user-field-get text:name="Distro">Debian</text:user-field-get></text:span><text:span text:style-name="T134">.</text:span></text:p></text:note-body></text:note></text:span><text:span text:style-name="T67"> USB stick</text:span><text:span text:style-name="T68"><text:note text:id="ftn5" text:note-class="footnote"><text:note-citation>3</text:note-citation><text:note-body><text:p text:style-name="P81"><text:span text:style-name="T74">Create a bootable USB stick:<text:line-break/>Download a </text:span><text:span text:style-name="Sterk_20_accent_20_voetnoot"><text:span text:style-name="T98">debian-live-</text:span></text:span><text:span text:style-name="Sterk_20_accent_20_voetnoot"><text:span text:style-name="T98"><text:user-field-get text:name="Version">12</text:user-field-get></text:span></text:span><text:span text:style-name="Sterk_20_accent_20_voetnoot"><text:span text:style-name="T98">.</text:span></text:span><text:span text:style-name="Sterk_20_accent_20_voetnoot"><text:span text:style-name="T99">.</text:span></text:span><text:span text:style-name="Sterk_20_accent_20_voetnoot"><text:span text:style-name="T98">.</text:span></text:span><text:span text:style-name="Sterk_20_accent_20_voetnoot"><text:span text:style-name="T100">-</text:span></text:span><text:span text:style-name="Sterk_20_accent_20_voetnoot"><text:span text:style-name="T98">amd64-</text:span></text:span><text:span text:style-name="Sterk_20_accent_20_voetnoot"><text:span text:style-name="T101">standard</text:span></text:span><text:span text:style-name="Sterk_20_accent_20_voetnoot"><text:span text:style-name="T102">.iso</text:span></text:span><text:span text:style-name="T74"> image from</text:span><text:span text:style-name="T73"> </text:span><text:a xlink:type="simple" xlink:href="https://www.debian.org/" text:style-name="Internet_20_link" text:visited-style-name="Visited_20_Internet_20_Link"><text:span text:style-name="T169">debian.org</text:span></text:a><text:span text:style-name="T73"> </text:span><text:span text:style-name="T77">and </text:span><text:span text:style-name="Sterk_20_accent_20_voetnoot"><text:span text:style-name="T97">Other downloads</text:span></text:span><text:span text:style-name="T75"> <text:line-break/>(under Download) </text:span><text:span text:style-name="T77">and</text:span><text:span text:style-name="T75"> </text:span><text:span text:style-name="Strong_20_Emphasis"><text:span text:style-name="T80">Other live ISO</text:span></text:span><text:span text:style-name="T75"> (under try </text:span><text:span text:style-name="T75"><text:user-field-get text:name="Distro">Debian</text:user-field-get></text:span><text:span text:style-name="T75"><text:s/>live before installing)</text:span><text:span text:style-name="T72">.</text:span><text:span text:style-name="Strong_20_Emphasis"><text:span text:style-name="T74"><text:line-break/></text:span></text:span><text:span text:style-name="T76">The next steps are described in </text:span><text:span text:style-name="Sterk_20_accent_20_voetnoot"><text:span text:style-name="T103">Linux informati</text:span></text:span><text:span text:style-name="Sterk_20_accent_20_voetnoot"><text:span text:style-name="T104">on</text:span></text:span><text:span text:style-name="T76">, which can be found at </text:span><text:a xlink:type="simple" xlink:href="https://karelzimmer.nl/en" text:style-name="Internet_20_link" text:visited-style-name="Visited_20_Internet_20_Link"><text:span text:style-name="T170">karelzimmer.nl/en</text:span></text:a><text:span text:style-name="T76">.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3">Sele</text:span><text:span text:style-name="T24">ct</text:span><text:span text:style-name="T21"> </text:span><text:span text:style-name="Strong_20_Emphasis"><text:span text:style-name="T28">Start installer</text:span></text:span><text:span text:style-name="T20"> </text:span><text:span text:style-name="T22">and press </text:span><text:span text:style-name="T25">the</text:span><text:span text:style-name="T26"> </text:span><text:span text:style-name="T110">Enter</text:span><text:span text:style-name="T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2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8">At</text:span><text:span text:style-name="T47"> </text:span><text:span text:style-name="Strong_20_Emphasis"><text:span text:style-name="T58">Select your location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05">and click </text:span><text:span text:style-name="Strong_20_Emphasis"><text:span text:style-name="T205">Continue</text:span>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0"> </text:span><text:span text:style-name="T205">and click </text:span><text:span text:style-name="Strong_20_Emphasis"><text:span text:style-name="T205">Continue</text:span>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0"> </text:span><text:span text:style-name="T205">and click </text:span><text:span text:style-name="Strong_20_Emphasis"><text:span text:style-name="T205">Continue</text:span>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5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9">At</text:span><text:span text:style-name="T47"> </text:span><text:span text:style-name="Strong_20_Emphasis"><text:span text:style-name="T59">Configure the network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3">E</text:span></text:span><text:span text:style-name="Strong_20_Emphasis"><text:span text:style-name="T46">nter </text:span></text:span><text:span text:style-name="Strong_20_Emphasis"><text:span text:style-name="T65">Hostname</text:span></text:span><text:span text:style-name="T5"> &lt;</text:span><text:span text:style-name="T12">comp</text:span><text:span text:style-name="T10">uter</text:span><text:span text:style-name="T11">na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5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84">At</text:span><text:span text:style-name="T183"> </text:span><text:span text:style-name="T181">Set up users and passwords</text:span><text:span text:style-name="T183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2">Don</text:span><text:span text:style-name="T142">'t set </text:span><text:span text:style-name="T144">Root</text:span><text:span text:style-name="T142"> pass</text:span><text:span text:style-name="T143">w</text:span><text:span text:style-name="T142">ord</text:span><text:span text:style-name="T52"> </text:span><text:span text:style-name="T56">but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3">E</text:span><text:span text:style-name="T46">nter </text:span><text:span text:style-name="Strong_20_Emphasis"><text:span text:style-name="T60">Full name of the new user</text:span></text:span><text:span text:style-name="T57"> </text:span><text:span text:style-name="T177">&lt;user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2">Enter </text:span><text:span text:style-name="T173">User </text:span><text:span text:style-name="T174">n</text:span><text:span text:style-name="T173">ame for you</text:span><text:span text:style-name="T174">r</text:span><text:span text:style-name="T173"> account</text:span><text:span text:style-name="T51"> &lt;</text:span><text:span text:style-name="T10">USERna</text:span><text:span text:style-name="T11">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2">E</text:span><text:span text:style-name="T52">nter a </text:span><text:span text:style-name="Strong_20_Emphasis"><text:span text:style-name="T61">password</text:span></text:span><text:span text:style-name="T52"> twice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25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5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9">Log in as </text:span><text:span text:style-name="T178">&lt;user&gt;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5"><draw:control text:anchor-type="as-char" draw:z-index="19" draw:name="Vorm 7" draw:style-name="gr1" draw:text-style-name="P94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91"><text:span text:style-name="T18">Type the</text:span><text:span text:style-name="T19"> following</text:span><text:span text:style-name="T18"> two commands, each followed by the </text:span><text:span text:style-name="T179">Enter</text:span><text:span text:style-name="T18"> key: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92"><text:span text:style-name="User_20_Entry"><text:span text:style-name="T85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92"><text:span text:style-name="User_20_Entry"><text:span text:style-name="T85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6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7"><draw:control text:anchor-type="as-char" draw:z-index="20" draw:name="Vorm 9" draw:style-name="gr1" draw:text-style-name="P94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62"><text:span text:style-name="T38">Type: </text:span><text:span text:style-name="User_20_Entry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64"><text:span text:style-name="T42">Choose</text:span><text:span text:style-name="T40"> </text:span><text:span text:style-name="Strong_20_Emphasis"><text:span text:style-name="T96">3</text:span></text:span><text:span text:style-name="T90"> </text:span><text:span text:style-name="T91">Finish installatio</text:span><text:span text:style-name="T92">n</text:span><text:span text:style-name="T41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9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71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5"><draw:control text:anchor-type="as-char" draw:z-index="6" draw:name="Vorm36_0" draw:style-name="gr1" draw:text-style-name="P94" svg:width="0.35cm" svg:height="0.35cm" draw:control="control5"/></text:span></text:p>
          </table:table-cell>
          <table:table-cell table:style-name="Tabel2.A1" office:value-type="string">
            <text:p text:style-name="P52"><text:span text:style-name="T45"><draw:control text:anchor-type="as-char" draw:z-index="7" draw:name="Vorm36_ 1" draw:style-name="gr1" draw:text-style-name="P94" svg:width="0.35cm" svg:height="0.35cm" draw:control="control6"/></text:span></text:p>
          </table:table-cell>
          <table:table-cell table:style-name="Tabel2.D1" office:value-type="string">
            <text:p text:style-name="P21"><text:span text:style-name="T31">Log in as</text:span><text:span text:style-name="T29"> </text:span><text:span text:style-name="T178">&lt;user&gt;</text:span><text:span text:style-name="T37"><text:note text:id="ftn6" text:note-class="footnote"><text:note-citation>1</text:note-citation><text:note-body><text:p text:style-name="P26"><text:span text:style-name="T106">Login any additional </text:span><text:span text:style-name="T107">users</text:span><text:span text:style-name="T108"> </text:span><text:span text:style-name="T106">and follow the same steps.</text:span></text:p></text:note-body></text:note>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7"><draw:control text:anchor-type="as-char" draw:z-index="21" draw:name="Vorm 10" draw:style-name="gr1" draw:text-style-name="P94" svg:width="0.35cm" svg:height="0.35cm" draw:control="control20"/></text:span></text:p>
          </table:table-cell>
          <table:table-cell table:style-name="Tabel2.A1" office:value-type="string">
            <text:p text:style-name="P55"><text:span text:style-name="T27"><draw:control text:anchor-type="as-char" draw:z-index="22" draw:name="Vorm 11" draw:style-name="gr1" draw:text-style-name="P94" svg:width="0.35cm" svg:height="0.35cm" draw:control="control21"/></text:span></text:p>
          </table:table-cell>
          <table:table-cell table:style-name="Tabel2.D3" office:value-type="string">
            <text:p text:style-name="P62"><text:span text:style-name="T38">Type: </text:span><text:span text:style-name="User_20_Entry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2">Choose</text:span><text:span text:style-name="T40"> </text:span><text:span text:style-name="Strong_20_Emphasis"><text:span text:style-name="T96">4</text:span></text:span><text:span text:style-name="T63"> </text:span><text:span text:style-name="T43">Set up user</text:span><text:span text:style-name="T41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6">End of checklist,</text:span><text:span text:style-name="T114"> </text:span><text:span text:style-name="T114"><text:user-field-get text:name="Distro">Debian</text:user-field-get></text:span><text:span text:style-name="T112"><text:s/></text:span><text:span text:style-name="T112"><text:user-field-get text:name="Version">12</text:user-field-get></text:span><text:span text:style-name="T118"><text:s/></text:span><text:span text:style-name="T119">Server</text:span><text:span text:style-name="T115"> </text:span><text:span text:style-name="T116">installation is complete.</text:span></text:p>
      <text:p text:style-name="P45"/>
      <text:p text:style-name="P43"><text:span text:style-name="T185">Written</text:span><text:span text:style-name="T186"> </text:span><text:span text:style-name="T185">by</text:span><text:span text:style-name="T186"> </text:span><text:a xlink:type="simple" xlink:href="mailto:info@karelzimmer.nl?subject=Checklist%20installation%20Linux" text:style-name="Internet_20_link" text:visited-style-name="Visited_20_Internet_20_Link"><text:span text:style-name="T192">Karel Zimmer</text:span></text:a><text:span text:style-name="T187">.</text:span></text:p>
      <text:p text:style-name="P44"><text:span text:style-name="T190">License </text:span><text:span text:style-name="T188">C</text:span><text:span text:style-name="T189">C0</text:span><text:span text:style-name="T187"> 1.0 </text:span><text:span text:style-name="T19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1"><text:s/></text:span><text:span text:style-name="T19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6-27T19:21:51.896210163">27/06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21:51.773164093</dc:date>
    <meta:keyword>Installatie</meta:keyword>
    <meta:keyword>Checklist</meta:keyword>
    <meta:keyword>Linux</meta:keyword>
    <meta:editing-cycles>7070</meta:editing-cycles>
    <meta:editing-duration>P12DT11H23M54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10" meta:character-count="2546" meta:non-whitespace-character-count="2166"/>
    <meta:user-defined meta:name="Info 1"/>
    <meta:user-defined meta:name="Info 2"/>
    <meta:user-defined meta:name="Info 3"/>
    <meta:user-defined meta:name="Info 4"/>
  </office:meta>
</office:document-meta>
</file>